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egg-cyc-20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string" calcext:value-type="string">
            <text:p>egg-cyc-30</text:p>
          </table:table-cell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string" calcext:value-type="string">
            <text:p>egg-cyc-105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24T15:07:50.442767424</dc:date>
    <meta:editing-duration>PT9H21M46S</meta:editing-duration>
    <meta:editing-cycles>13</meta:editing-cycles>
    <meta:generator>LibreOffice/7.3.7.2$Linux_X86_64 LibreOffice_project/30$Build-2</meta:generator>
    <meta:document-statistic meta:table-count="1" meta:cell-count="26" meta:object-count="0"/>
  </office:meta>
</office:document-meta>
</file>